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b15" officeooo:paragraph-rsid="000e4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lan is to create a Pacman inspired game using c++, for personal entertainment.</text:p>
      <text:p text:style-name="P1"/>
      <text:p text:style-name="P1">I have no idea how to start a programming project, so I’ll probably start by making a window using SFML that draws the map, where to move. </text:p>
      <text:p text:style-name="P1"/>
      <text:p text:style-name="P1">The map will probably be just 90 degree turns, old-fashioned way.</text:p>
      <text:p text:style-name="P1"/>
      <text:p text:style-name="P1">I’ll probably draw the map using Pinta, then use png decoding script by Lode Vandevenne (http://lodev.org/lodepng/) to turn it into a 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1:04:34.951267242</meta:creation-date>
    <dc:date>2017-12-19T22:41:30.635626733</dc:date>
    <meta:editing-duration>PT1H4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74" meta:character-count="425" meta:non-whitespace-character-count="354"/>
  </office:meta>
</office:document-meta>
</file>